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officeooo:rsid="00116b09" officeooo:paragraph-rsid="00116b0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officeooo:rsid="00116b09" officeooo:paragraph-rsid="00116b0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officeooo:rsid="0012c03c" officeooo:paragraph-rsid="0012c03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46857" officeooo:paragraph-rsid="00146857" style:font-size-asian="14pt" style:font-size-complex="14pt"/>
    </style:style>
    <style:style style:name="T1" style:family="text">
      <style:text-properties officeooo:rsid="0012c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kcje potrzebne na stronie happyballoon.pl</text:p>
      <text:p text:style-name="P1"/>
      <text:p text:style-name="P2">1. Górna belka z telefonem, e-mailem, buttonem do formularza kontaktowego</text:p>
      <text:p text:style-name="P4">3. Menu</text:p>
      <text:p text:style-name="P2">2. Oferta</text:p>
      <text:p text:style-name="P3">3. Galeria</text:p>
      <text:p text:style-name="P2"><text:span text:style-name="T1">4</text:span>. Cennik z zdjęciami</text:p>
      <text:p text:style-name="P3">5. Opinie</text:p>
      <text:p text:style-name="P3">6. Formularz kontaktow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3:25:11.241000000</meta:creation-date>
    <dc:date>2024-10-12T11:48:10.524000000</dc:date>
    <meta:editing-duration>PT2H4M20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8" meta:word-count="30" meta:character-count="196" meta:non-whitespace-character-count="174"/>
  </office:meta>
</office:document-meta>
</file>